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1fd" officeooo:paragraph-rsid="000321fd"/>
    </style:style>
    <style:style style:name="P2" style:family="paragraph" style:parent-style-name="Standard">
      <style:text-properties officeooo:rsid="00044fb7" officeooo:paragraph-rsid="00044fb7"/>
    </style:style>
    <style:style style:name="P3" style:family="paragraph" style:parent-style-name="Standard">
      <style:text-properties officeooo:rsid="000704e1" officeooo:paragraph-rsid="000704e1"/>
    </style:style>
    <style:style style:name="T1" style:family="text">
      <style:text-properties officeooo:rsid="00061017"/>
    </style:style>
    <style:style style:name="T2" style:family="text">
      <style:text-properties officeooo:rsid="0007ba7f"/>
    </style:style>
    <style:style style:name="T3" style:family="text">
      <style:text-properties officeooo:rsid="000933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aceServiceMapEntry: </text:p>
      <text:p text:style-name="P1">- Maps <text:s/>a provided Interface to services that implement the signatures of the interfaces.</text:p>
      <text:p text:style-name="P1">- Services contain required interfaces and signatures that they implement</text:p>
      <text:p text:style-name="P1"/>
      <text:p text:style-name="P2">ServiceEffectSpecification: </text:p>
      <text:p text:style-name="P2">- contains at least 1 branch</text:p>
      <text:p text:style-name="P2">- 1 branch contains an ordered set of actions</text:p>
      <text:p text:style-name="P2">- loops, branches, internal<text:span text:style-name="T1">Action</text:span>, external<text:span text:style-name="T1">Call</text:span> are subtypes of action</text:p>
      <text:p text:style-name="P2">- loops contai<text:span text:style-name="T1">ns action</text:span></text:p>
      <text:p text:style-name="P2">- branches contain <text:span text:style-name="T1">action</text:span></text:p>
      <text:p text:style-name="P2">- <text:span text:style-name="T1">externalCall require services</text:span></text:p>
      <text:p text:style-name="P2">- <text:span text:style-name="T1">internal action and external call are equivalent to a statement</text:span></text:p>
      <text:p text:style-name="P2"/>
      <text:p text:style-name="P3">Assembly: <text:span text:style-name="T3">delete?</text:span></text:p>
      <text:p text:style-name="P3"/>
      <text:p text:style-name="P3">AssemblyViewPoint contains <text:span text:style-name="T2">Assembly</text:span>ViewTypes. <text:span text:style-name="T2">An AssemblyContext is AssemblyViewType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7:11:27.160448024</meta:creation-date>
    <dc:date>2019-05-13T18:10:58.248262886</dc:date>
    <meta:editing-duration>PT28M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82" meta:character-count="604" meta:non-whitespace-character-count="532"/>
  </office:meta>
</office:document-meta>
</file>